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ce style:name="Lohit Devanagari1" svg:font-family="'Lohit Devanagari'"/>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fo:language="es" fo:country="AR"/>
    </style:style>
    <style:style style:name="P2" style:family="paragraph" style:parent-style-name="normal">
      <style:text-properties fo:language="es" fo:country="AR" fo:font-weight="bold" officeooo:rsid="001b9839" officeooo:paragraph-rsid="001b9839" style:font-weight-asian="bold"/>
    </style:style>
    <style:style style:name="P3" style:family="paragraph" style:parent-style-name="normal">
      <style:text-properties fo:language="es" fo:country="AR" officeooo:paragraph-rsid="00098048"/>
    </style:style>
    <style:style style:name="P4" style:family="paragraph" style:parent-style-name="normal">
      <style:text-properties fo:language="es" fo:country="AR" officeooo:rsid="000b3e89" officeooo:paragraph-rsid="000b3e89"/>
    </style:style>
    <style:style style:name="P5" style:family="paragraph" style:parent-style-name="normal">
      <style:text-properties fo:language="es" fo:country="AR" officeooo:rsid="000de26d" officeooo:paragraph-rsid="000de26d"/>
    </style:style>
    <style:style style:name="P6" style:family="paragraph" style:parent-style-name="normal">
      <style:text-properties fo:language="es" fo:country="AR" officeooo:rsid="000f5f89" officeooo:paragraph-rsid="000f5f89"/>
    </style:style>
    <style:style style:name="P7" style:family="paragraph" style:parent-style-name="normal">
      <style:text-properties fo:language="es" fo:country="AR" officeooo:rsid="001076dc" officeooo:paragraph-rsid="001076dc"/>
    </style:style>
    <style:style style:name="P8" style:family="paragraph" style:parent-style-name="normal">
      <style:text-properties officeooo:paragraph-rsid="0012ec49"/>
    </style:style>
    <style:style style:name="P9" style:family="paragraph" style:parent-style-name="normal" style:list-style-name="WWNum2">
      <style:paragraph-properties fo:margin-left="0.5in" fo:margin-right="0in" fo:text-indent="-0.25in" style:auto-text-indent="false"/>
      <style:text-properties fo:language="es" fo:country="AR"/>
    </style:style>
    <style:style style:name="P10" style:family="paragraph" style:parent-style-name="normal" style:list-style-name="WWNum1">
      <loext:graphic-properties draw:fill="none" draw:fill-color="#ffffff"/>
      <style:paragraph-properties fo:margin-left="0.5in" fo:margin-right="0in" fo:margin-top="0in" fo:margin-bottom="0in" loext:contextual-spacing="false" fo:line-height="115%" fo:text-align="start" style:justify-single-word="false" fo:keep-together="auto" fo:orphans="2" fo:widows="2" fo:text-indent="-0.25in" style:auto-text-indent="false" fo:background-color="transparent" fo:padding="0in" fo:border="none" fo:keep-with-next="auto"/>
      <style:text-properties fo:language="es" fo:country="AR"/>
    </style:style>
    <style:style style:name="P11" style:family="paragraph" style:parent-style-name="normal" style:list-style-name="WWNum1">
      <loext:graphic-properties draw:fill="none" draw:fill-color="#ffffff"/>
      <style:paragraph-properties fo:margin-left="0.5in" fo:margin-right="0in" fo:margin-top="0in" fo:margin-bottom="0.139in" loext:contextual-spacing="false" fo:line-height="115%" fo:text-align="start" style:justify-single-word="false" fo:keep-together="auto" fo:orphans="2" fo:widows="2" fo:text-indent="-0.25in" style:auto-text-indent="false" fo:background-color="transparent" fo:padding="0in" fo:border="none" fo:keep-with-next="auto"/>
      <style:text-properties fo:language="es" fo:country="AR"/>
    </style:style>
    <style:style style:name="P12" style:family="paragraph" style:parent-style-name="normal" style:master-page-name="Standard">
      <style:paragraph-properties style:page-number="1"/>
      <style:text-properties fo:language="es" fo:country="AR"/>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3" style:family="text">
      <style:text-properties officeooo:rsid="0009ae91"/>
    </style:style>
    <style:style style:name="T4" style:family="text">
      <style:text-properties officeooo:rsid="00098048"/>
    </style:style>
    <style:style style:name="T5" style:family="text">
      <style:text-properties officeooo:rsid="000c6687"/>
    </style:style>
    <style:style style:name="T6" style:family="text">
      <style:text-properties officeooo:rsid="000fbfb0"/>
    </style:style>
    <style:style style:name="T7" style:family="text">
      <style:text-properties officeooo:rsid="0010ccae"/>
    </style:style>
    <style:style style:name="T8" style:family="text">
      <style:text-properties fo:language="es" fo:country="AR"/>
    </style:style>
    <style:style style:name="T9" style:family="text">
      <style:text-properties fo:language="es" fo:country="AR" officeooo:rsid="0012ec49"/>
    </style:style>
    <style:style style:name="T10" style:family="text">
      <style:text-properties fo:language="es" fo:country="AR" officeooo:rsid="0014b57f"/>
    </style:style>
    <style:style style:name="T11" style:family="text">
      <style:text-properties fo:language="es" fo:country="AR" officeooo:rsid="00163333"/>
    </style:style>
    <style:style style:name="T12" style:family="text">
      <style:text-properties fo:language="es" fo:country="AR" officeooo:rsid="001981f1"/>
    </style:style>
    <style:style style:name="T13" style:family="text">
      <style:text-properties officeooo:rsid="001d8e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LA CIENCIA Y LA VERDAD</text:span></text:p>
      <text:p text:style-name="P2">Alumno: Dal Degan Santiago</text:p>
      <text:p text:style-name="P1">TEMAS A TRABAJAR:</text:p>
      <text:p text:style-name="P1">Epistemología: La ciencia en la vida cotidiana. ¿Qué es la ciencia y cuál es la actitud científica en nuestras vidas? La función de la ciencia. El mundo actual como problema. La época actual se halla determinada por la actividad científico-técnica.</text:p>
      <text:p text:style-name="P1">EVALUACIÓN:</text:p>
      <text:list xml:id="list2822512626" text:style-name="WWNum2">
        <text:list-item>
          <text:p text:style-name="P9">Presentación de trabajo en tiempo y forma</text:p>
        </text:list-item>
        <text:list-item>
          <text:p text:style-name="P9">Manejo, selección e interpretación de fuente de información digital. </text:p>
        </text:list-item>
        <text:list-item>
          <text:p text:style-name="P9">Expresión y argumentación de sus ideas. </text:p>
        </text:list-item>
      </text:list>
      <text:p text:style-name="P1"/>
      <text:p text:style-name="P1">La ciencia ha adquirido una relevancia indiscutible, tornándose omnipresente en la vida del hombre contemporáneo, sea como fuente de las mayores esperanzas o como amenaza de los más grandes peligros. Quizá hoy, ante tanta incertidumbre que nos depara ésta nueva pandemia, sea propicio detenernos a pensar desde la filosofía, que lxs alumnxs puedan contar con elementos de juicio para reflexionar críticamente sobre la concepción corriente de esta actividad. Si esta presencia de la ciencia en la vida cotidiana dota de sentido a nuestras vidas, así como sus consecuencias sociales e implicaciones éticas.</text:p>
      <text:p text:style-name="P1">En las clases pasadas vimos como, según Jaspers, al enfrentarnos a diferentes situaciones nuevas o contradictorias se produce en nosotros una duda que nos lleva a cuestionar nuestras ideas anteriores (etc.), o cuando enfrentamos situaciones límites, como por ejemplo <text:s/>esta pandemia, en esas situaciones surge la pregunta del por qué o el para qué, que dan origen a la filosofía.</text:p>
      <text:p text:style-name="P1">Otro autor del siglo pasado, el alemán Martin Heidegger, decía que la filosofía era algo natural de todo ser humano. El hombre es el único ser que se enfrenta anticipadamente a su nada. Todos nosotros sabemos que vamos a morir. Y esa certeza que vamos hacia la nada, nos hace preguntarnos por el sentido de nuestra vida, el por qué o el para qué vivimos. Cada uno de nosotros tiene que encontrar el sentido de la propia vida.</text:p>
      <text:p text:style-name="P1">Heidegger, además, desde ese enfrentamiento del hombre a su nada, reflexiona criticando la cultura consumista que en la segunda mitad del siglo XX se había apoderado <text:s/>de occidente. La cultura consumista distraía al hombre de su caducidad. Y al hacerlo, el hombre dejaba de centrarse en su ser para centrarse en otras cosas como el tener o poseer propios del consumismo. También expresa Heidegger, en un texto llamado Serenidad, <text:soft-page-break/>que “el hombre actual huye del pensar”, pero no del pensar propio del conocimiento científico, pensar calculador, matemático, implementado en función de metas determinadas, sino que huye de un pensar reflexivo, meditativo, que “reflexione sobre el sentido que impera en todo lo que es”, como lo hace el pensamiento filosófico.</text:p>
      <text:p text:style-name="P1">Estas ideas son más claras en momentos en que, con motivo del COVID 19, muchos se cuestionan la vida que tenían antes de la pandemia, y qué tipo de vida desearían tener cuando sobrevivamos a la misma. Esto es todo un tema.</text:p>
      <text:p text:style-name="P1"/>
      <text:p text:style-name="P1">A partir de la lectura que abordaremos en clase y del <text:s/>posterior diálogo y exposición de ideas e interpretaciones, en referencia a los mismos, de Serenidad de Martin Heidegger y de “El nuevo fetichismo” y “Hacia la ignorancia por la ciencia” de Ernesto Sábato reflexiona y responde el siguiente cuestionario:</text:p>
      <text:list xml:id="list1390459881" text:style-name="WWNum1">
        <text:list-item>
          <text:p text:style-name="P10"><text:span text:style-name="T2">¿Por qué para estos pensadores, el conocimiento aplicado sobre la naturaleza condujo al hombre moderno a una situación de dependencia con respecto a la ciencia y a la técnica?</text:span></text:p>
        </text:list-item>
        <text:list-item>
          <text:p text:style-name="P10"><text:span text:style-name="T2">¿Por qué, según Heidegger, el hombre moderno perdió “el sentido que impera en todo lo que es”? ¿Qué lo alejó de lo propiamente humano, de toda experiencia <text:s/>profunda con su propia existencia?</text:span></text:p>
        </text:list-item>
        <text:list-item>
          <text:p text:style-name="P10"><text:span text:style-name="T2">¿Qué se interpuso entre el hombre y la naturaleza?</text:span></text:p>
        </text:list-item>
        <text:list-item>
          <text:p text:style-name="P10"><text:span text:style-name="T2">¿Cuál sería aquella pregunta que nos haría reflexionar sobre nuestra existencia actual y nos conduzca a una nueva pregunta sobre el verdadero sentido de nuestra existencia?</text:span></text:p>
        </text:list-item>
        <text:list-item>
          <text:p text:style-name="P10"><text:span text:style-name="T2">¿Por qué nuestro habitual querer, según las perspectivas expuestas, es un querer la objetivación del mundo?</text:span></text:p>
        </text:list-item>
        <text:list-item>
          <text:p text:style-name="P10"><text:span text:style-name="T2">Utiliza los dos tipos de pensamiento expuestos <text:s/>por Heidegger en Serenidad <text:s/>para dar ejemplos contemporáneos y actuales reflexionando a su vez <text:s text:c="2"/>sobre la problemática de los mismos.</text:span></text:p>
        </text:list-item>
        <text:list-item>
          <text:p text:style-name="P11"><text:span text:style-name="T2">Cuál sería, en los tiempos que imperan, las reflexiones que surgirían en ustedes, si su <text:s/>pensar es un pensar reflexivo, meditativo, más humano?</text:span></text:p>
        </text:list-item>
      </text:list>
      <text:p text:style-name="P3"><text:span text:style-name="T4">1- </text:span><text:span text:style-name="T3">Para ellos el pensamiento técnico el cual nos trae un recompensacion mucho mas inmediata la cual es mas “fácil” de llegar causo que dependamos de los inventos del pensamiento técnico, cuando realmente podríamos convivir con estos sin embargo no depender de ellos.</text:span></text:p>
      <text:p text:style-name="P4">2- <text:span text:style-name="T5">Para Heidegger el hombre moderno perdió el sentido que impera todo lo que es, porque en su opinión el hombre actual no piensa meditativamente, solo tiene un pensamiento calculador y este pensamiento no cuestiona profundamente su existencia. En mi opinión esto esta completamente incorrecto, el humano no huye del pensar, si no que utiliza este pensar calculativo para avanzar mientras que el pensamiento meditativo se usa </text:span><text:soft-page-break/><text:span text:style-name="T5">para reconocer morales y cuestionar si realmente el pensamiento calculativo nos lleva por lo correcto.</text:span></text:p>
      <text:p text:style-name="P5">3- Para estos filosofos la maquina se interpone entre el hombre y la naturaleza ya que la maquina es creada para intentar dominarla pero realmente nos termina dominando a nosotros.</text:p>
      <text:p text:style-name="P5">4- <text:span text:style-name="T13">La pregunta que hay que hacerse es para que sirve todo ese aparato de dominio del mundo si no servia para resolver ante los eternos enigmas de la vida y de la muerte. ¿Tiene algun sentido la vida? ¿Que significa la muerte?, etc.</text:span></text:p>
      <text:p text:style-name="P6">5- <text:span text:style-name="T6">Se desea objetivar el mundo para así poderlo manejarlo con el pensamiento calculativo y de esta manera poden entenderlo huyendo del pensamiento meditativo.</text:span></text:p>
      <text:p text:style-name="P7">6- <text:span text:style-name="T7">Actualmente se utiliza el pensamiento calculador para desarrollar nuevas tecnologías, un gran ejemplo donde se usan los 2 pensamientos es en los avances de inteligencia artificial. El avance es de estas nos llevan a cuestionar que son realmente, si deberíamos temerle a estas maquinas, películas como Matrix o Terminator abarcan estos temas. Sin embargo otra manera de verlo es, ¿Cuando va a ser ilegal golpear una maquina? Hasta que punto las vamos a humanizar y si va a seguir moralmente correcto tratarlas como las tratamos. En mi opinión esto es un claro ejemplo de que el pensamiento meditativo sigue aquí y nadie esta huyendo de el. </text:span></text:p>
      <text:p text:style-name="P8"><text:span text:style-name="T9">7- </text:span><text:span text:style-name="T10">En mi opinión si se usaran un pensamiento mas reflexivo habría una mayor cantidad de depresión, ya que muchas veces se piensa el por que, y muchas veces este por que no nos lleva a ninguna respuesta. ¿Por que existimos? ¿Por que me pasa esto?, este tipo de preguntas terminan entristeciendo a la gente ya que no pueden llegar a </text:span><text:span text:style-name="T11">la </text:span><text:span text:style-name="T10">respuesta. </text:span><text:span text:style-name="T12">Por otro lado el pensamiento meditativo es mucho mas personal, y si la humanidad pensara principalmente de esta manera meditativo el trabajo en grupo y la socialización seria mucho mas compleja.</text:span></text:p>
      <text:p text:style-name="P1"/>
      <text:p text:style-name="P1">TEXTOS DE ESTUDIO:</text:p>
      <text:p text:style-name="normal"><text:span text:style-name="T8"><text:s/>Heidegger, M; Serenidad. </text:span><text:a xlink:type="simple" xlink:href="https://apuntesfilosoficos.cl/textos/Heidegger%20-%20Serenidad.pdf" text:style-name="Internet_20_link" text:visited-style-name="Visited_20_Internet_20_Link">https://apuntesfilosoficos.cl/textos/Heidegger%20-%20Serenidad.pdf</text:a></text:p>
      <text:p text:style-name="normal"><text:span text:style-name="T8">Sábato, E, Hombre y engranajes: “El nuevo fetichismo”, “Hacia la ignorancia por la ciencia” </text:span><text:a xlink:type="simple" xlink:href="http://biblio3.url.edu.gt/Libros/2012/LYM/homb_engSaba.pdf" text:style-name="Internet_20_link" text:visited-style-name="Visited_20_Internet_20_Link">http://biblio3.url.edu.gt/Libros/2012/LYM/homb_engSaba.pdf</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ce style:name="Lohit Devanagari1" svg:font-family="'Lohit Devanagari'"/>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139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normal" style:default-outline-level="">
      <style:paragraph-properties fo:margin-left="0.5in" fo:margin-right="0in" fo:margin-top="0in" fo:margin-bottom="0.139in" loext:contextual-spacing="true" fo:text-indent="0in" style:auto-text-indent="false"/>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6T01:15:00</meta:creation-date>
    <meta:initial-creator>carolina</meta:initial-creator>
    <dc:date>2021-11-20T15:39:55.838397699</dc:date>
    <meta:editing-duration>PT2H52M28S</meta:editing-duration>
    <meta:editing-cycles>13</meta:editing-cycles>
    <meta:generator>LibreOffice/6.4.7.2$Linux_X86_64 LibreOffice_project/40$Build-2</meta:generator>
    <meta:document-statistic meta:table-count="0" meta:image-count="0" meta:object-count="0" meta:page-count="3" meta:paragraph-count="31" meta:word-count="1134" meta:character-count="7003" meta:non-whitespace-character-count="5897"/>
  </office:meta>
</office:document-meta>
</file>